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rsid="00036206" officeooo:paragraph-rsid="00036206"/>
    </style:style>
    <style:style style:name="P2" style:family="paragraph" style:parent-style-name="Heading_20_4">
      <style:text-properties officeooo:rsid="0005952c" officeooo:paragraph-rsid="0005952c"/>
    </style:style>
    <style:style style:name="P3" style:family="paragraph" style:parent-style-name="Heading_20_4">
      <style:text-properties officeooo:rsid="00070517" officeooo:paragraph-rsid="00070517"/>
    </style:style>
    <style:style style:name="P4" style:family="paragraph" style:parent-style-name="Heading_20_4">
      <style:text-properties officeooo:rsid="000a3561" officeooo:paragraph-rsid="000a3561"/>
    </style:style>
    <style:style style:name="P5" style:family="paragraph" style:parent-style-name="Heading_20_4">
      <style:text-properties officeooo:rsid="000b4bf6" officeooo:paragraph-rsid="000b4bf6"/>
    </style:style>
    <style:style style:name="P6" style:family="paragraph" style:parent-style-name="Text_20_body">
      <style:text-properties officeooo:rsid="00036206" officeooo:paragraph-rsid="00036206"/>
    </style:style>
    <style:style style:name="P7" style:family="paragraph" style:parent-style-name="Text_20_body">
      <style:text-properties officeooo:paragraph-rsid="00053852"/>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text-properties officeooo:rsid="00080ef7" officeooo:paragraph-rsid="00080ef7"/>
    </style:style>
    <style:style style:name="P10" style:family="paragraph" style:parent-style-name="Text_20_body">
      <style:text-properties officeooo:paragraph-rsid="000a3561"/>
    </style:style>
    <style:style style:name="P11" style:family="paragraph" style:parent-style-name="Text_20_body">
      <style:text-properties officeooo:rsid="000a8851" officeooo:paragraph-rsid="000a8851"/>
    </style:style>
    <style:style style:name="P12" style:family="paragraph" style:parent-style-name="Text_20_body">
      <style:text-properties officeooo:rsid="000b4bf6" officeooo:paragraph-rsid="000b4bf6"/>
    </style:style>
    <style:style style:name="P13" style:family="paragraph" style:parent-style-name="Text_20_body">
      <style:text-properties officeooo:paragraph-rsid="000b4bf6"/>
    </style:style>
    <style:style style:name="T1" style:family="text">
      <style:text-properties officeooo:rsid="00036206"/>
    </style:style>
    <style:style style:name="T2" style:family="text">
      <style:text-properties officeooo:rsid="00053852"/>
    </style:style>
    <style:style style:name="T3" style:family="text">
      <style:text-properties style:text-underline-style="none" officeooo:rsid="00053852"/>
    </style:style>
    <style:style style:name="T4" style:family="text">
      <style:text-properties style:text-underline-style="none" officeooo:rsid="0005952c"/>
    </style:style>
    <style:style style:name="T5" style:family="text">
      <style:text-properties officeooo:rsid="00080ef7"/>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08a36a"/>
    </style:style>
    <style:style style:name="T9" style:family="text">
      <style:text-properties officeooo:rsid="0009ad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ortieralgorithmen</text:h>
      <text:h text:style-name="P3" text:outline-level="4">O-Notation</text:h>
      <text:p text:style-name="P11">O(NLogN) ist die schnellste Lösung für Comparison Sort Algorithmen.</text:p>
      <text:h text:style-name="Heading_20_4" text:outline-level="4">Bubble <text:span text:style-name="T5">S</text:span>ort </text:h>
      <text:p text:style-name="P7"><text:span text:style-name="T2">Bubble sort ist einer der simpelsten, aber auch ineffizientesten Sortieralgorithmen, </text:span><text:span text:style-name="T8">da es sich um einen quadratischen Sortieralgorithmus handelt</text:span><text:span text:style-name="T2">.</text:span></text:p>
      <text:p text:style-name="P8">Funktionsweise:<text:line-break/><text:span text:style-name="T3">Bei Bubblesort werden der Reihe nach alle Elemente im Array mit der nächstliegenden <text:s/>verglichen. Ist ein Element größer oder kleiner, je nach gewünschter Sortierung, wird das Element mit dem nächstliegenden </text:span><text:span text:style-name="T4">ausgetauscht. Diese Schritte werden so lange wiederholt, bis keine Element mehr getauscht werden kann.</text:span></text:p>
      <text:p text:style-name="P8"><text:span text:style-name="T4"/></text:p>
      <text:h text:style-name="P2" text:outline-level="4">Cocktail Shaker Sort </text:h>
      <text:p text:style-name="P9">Auch bekannt als <text:span text:style-name="T6">bidirectional bubble sort </text:span><text:span text:style-name="T7">funktioniert Grundlegend wie bubble sort nur wird nach der ersten Iteration rückwärts durch das Array iterriert.</text:span></text:p>
      <text:h text:style-name="Heading_20_4" text:outline-level="4"><text:line-break/><text:span text:style-name="T1">Quicksort</text:span></text:h>
      <text:p text:style-name="P6">Quicksort ist <text:span text:style-name="T8">ein linear-logarithmischer Algorithmus und galt lange als der schnellste Sortieralgorithmus.<text:line-break/>Zu Beginn wird ein Pivot-Element ausgesucht, die einfachste Implementierung ist es hier, das erste Element im <text:s/>Array zu wählen.<text:line-break/></text:span><text:span text:style-name="T9">Nun wird von der ersten Position im Array so lange der Index inkrementiert, bis ein größeres Element als das Pivot Element gefunden wird und vom Ende des Arrays, der Index so lange verringert, bis ein kleineres Element, als das Pivot Element gefunden wurde. Die Zahlen tauschen Plätze im Array, der Vorgang wird so lange wiederholt, bis beide Indizes auf dem selben Element liegen. Dann wird das Pivot-Element auf den Platz i-1 gesetzt. <text:line-break/>Nun hat man zwei Teil Arrays mit denen dieser Prozess wiederholt wird, bis das ganze Array sortiert ist.</text:span></text:p>
      <text:h text:style-name="P5" text:outline-level="4">Counting Sort</text:h>
      <text:p text:style-name="P12">O(N)</text:p>
      <text:h text:style-name="P5" text:outline-level="4">Bucket Sort</text:h>
      <text:p text:style-name="P13"/>
      <text:h text:style-name="P4" text:outline-level="4">Radix Sort</text:h>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style:font-name="Arial" fo:font-family="Arial" style:font-style-name="Standard" style:font-family-generic="swiss" style:font-pitch="variabl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31T20:24:32.642000000</meta:creation-date>
    <dc:date>2021-01-31T22:43:03.504000000</dc:date>
    <meta:editing-duration>PT5M49S</meta:editing-duration>
    <meta:editing-cycles>1</meta:editing-cycles>
    <meta:document-statistic meta:table-count="0" meta:image-count="0" meta:object-count="0" meta:page-count="1" meta:paragraph-count="14" meta:word-count="230" meta:character-count="1579" meta:non-whitespace-character-count="1357"/>
    <meta:generator>LibreOffice/7.0.4.2$Windows_X86_64 LibreOffice_project/dcf040e67528d9187c66b2379df5ea4407429775</meta:generator>
  </office:meta>
</office:document-meta>
</file>